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3.69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203.19pt"/>
    </style:style>
    <style:style style:name="co4" style:family="table-column">
      <style:table-column-properties fo:break-before="auto" style:column-width="237.2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Manuscrit</text:p>
          </table:table-cell>
          <table:table-cell table:style-name="ce1" office:value-type="string" calcext:value-type="string">
            <text:p>Folis</text:p>
          </table:table-cell>
          <table:table-cell table:style-name="ce1" office:value-type="string" calcext:value-type="string">
            <text:p>Títol / Primer vers</text:p>
          </table:table-cell>
          <table:table-cell table:style-name="ce1" office:value-type="string" calcext:value-type="string">
            <text:p>Rúbrica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Forma mètrica</text:p>
          </table:table-cell>
          <table:table-cell table:style-name="ce4" office:value-type="string" calcext:value-type="string">
            <text:p>Enllaç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Què importa que els cruels fils de sa dalla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47" xlink:type="simple">NISE</text:a>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???</text:p>
          </table:table-cell>
          <table:table-cell table:style-name="ce2" office:value-type="string" calcext:value-type="string">
            <text:p>129-134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ira ha tots los comtes</text:p>
          </table:table-cell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48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???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409v-411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52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57-58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A tots Los Comtes de Cataluña</text:p>
          </table:table-cell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46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169-171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A vnas Festas que volgueren...</text:p>
          </table:table-cell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6" table:formula="of:=HYPERLINK(&quot;https://www.nise.cat/ca-es/BD-Poesia-en-can%C3%A7oners/Cerca?id=5245&quot;;&quot;NISE&quot;)" office:value-type="string" office:string-value="NISE" calcext:value-type="string">
            <text:p>NI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string" calcext:value-type="string">
            <text:p>17-18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ira á tots titulars de Cataluña composta per...</text:p>
          </table:table-cell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49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81-81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ura á tots los comptes de Cataluña</text:p>
          </table:table-cell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50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string" calcext:value-type="string">
            <text:p>2073, III</text:p>
          </table:table-cell>
          <table:table-cell table:style-name="ce2" office:value-type="string" calcext:value-type="string">
            <text:p>795-795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51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073" calcext:value-type="float">
            <text:p>2073</text:p>
          </table:table-cell>
          <table:table-cell table:style-name="ce2" office:value-type="string" calcext:value-type="string">
            <text:p>795-795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53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4158" calcext:value-type="float">
            <text:p>415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54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160v</text:p>
          </table:table-cell>
          <table:table-cell table:style-name="ce2" office:value-type="string" calcext:value-type="string">
            <text:p>Senyor don Juan, ja veeu</text:p>
          </table:table-cell>
          <table:table-cell table:style-name="ce2" office:value-type="string" calcext:value-type="string">
            <text:p>Un soldat escapat de la derrota de Leucata a Dn.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22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la Universitat de Barcelon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67-570</text:p>
          </table:table-cell>
          <table:table-cell table:style-name="ce2" office:value-type="string" calcext:value-type="string">
            <text:p>Trista de mi</text:p>
          </table:table-cell>
          <table:table-cell table:style-name="ce2" office:value-type="string" calcext:value-type="string">
            <text:p>Llanto y Plant q. fa la...</text:p>
          </table:table-cell>
          <table:table-cell table:style-name="ce2"/>
          <table:table-cell/>
          <table:table-cell table:style-name="ce5" office:value-type="string" calcext:value-type="string">
            <text:p><text:a xlink:href="https://www.nise.cat/ca-es/BD-Poesia-en-can%C3%A7oners/Cerca?id=5224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24-25v</text:p>
          </table:table-cell>
          <table:table-cell table:style-name="ce2" office:value-type="string" calcext:value-type="string">
            <text:p>Trista de mi</text:p>
          </table:table-cell>
          <table:table-cell table:style-name="ce2" office:value-type="string" calcext:value-type="string">
            <text:p>Llanto y Plant q. fa la...</text:p>
          </table:table-cell>
          <table:table-cell table:style-name="ce2"/>
          <table:table-cell/>
          <table:table-cell table:style-name="ce5" office:value-type="string" calcext:value-type="string">
            <text:p><text:a xlink:href="https://www.nise.cat/ca-es/BD-Poesia-en-can%C3%A7oners/Cerca?id=5223" xlink:type="simple">NISE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Ulls i cabells de gaieta</text:p>
          </table:table-cell>
          <table:table-cell table:style-name="ce2" table:number-columns-repeated="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26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174v-175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Vna Señora de bons Vlls...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25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23-23v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una dama de bons vull y cabells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27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una sa. De bons ulls i mans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28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72v-73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una sa. De bons ulls i mans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29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263v-264v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una señora de bons ulls, y Mans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30" xlink:type="simple">NISE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Un casament vergonyant</text:p>
          </table:table-cell>
          <table:table-cell table:style-name="ce2" table:number-columns-repeated="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38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Parnàs Català</text:p>
          </table:table-cell>
          <table:table-cell table:style-name="ce2" office:value-type="string" calcext:value-type="string">
            <text:p>25-27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un doctor jove, corpolent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39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la Universitat de Barcelon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82-583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ira â un Casament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44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49-49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yra a un Casament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37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Reial Acadèmia de Bones Lletres. Barcelona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607-608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yra â un Metge molt corpulent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42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213-215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vn Doctor Iova corpulent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36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73-73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ira A vn Casament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43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91-192</text:p>
          </table:table-cell>
          <table:table-cell table:style-name="ce2" office:value-type="string" calcext:value-type="string">
            <text:p>Un casament vergonyant</text:p>
          </table:table-cell>
          <table:table-cell table:style-name="ce3" office:value-type="string" calcext:value-type="string">
            <text:p>A vn Casament de vn Doctor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40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406" calcext:value-type="float">
            <text:p>1406</text:p>
          </table:table-cell>
          <table:table-cell table:style-name="ce2" office:value-type="string" calcext:value-type="string">
            <text:p>19-20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un Dr. Robust, y jove, que casá ab una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41" xlink:type="simple">NISE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Home que no saps tirar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<text:a xlink:href="https://www.nise.cat/ca-es/BD-Poesia-en-can%C3%A7oners/Cerca?id=5206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Lambert Mata. Ripoll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29v</text:p>
          </table:table-cell>
          <table:table-cell table:style-name="ce2" office:value-type="string" calcext:value-type="string">
            <text:p>Home que no saps tirar</text:p>
          </table:table-cell>
          <table:table-cell table:style-name="ce2" office:value-type="string" calcext:value-type="string">
            <text:p>Quintilla. á vn Home q. no sabia</text:p>
          </table:table-cell>
          <table:table-cell table:style-name="ce2"/>
          <table:table-cell table:style-name="ce3" office:value-type="string" calcext:value-type="string">
            <text:p>"Quintilla"?</text:p>
          </table:table-cell>
          <table:table-cell table:style-name="ce5" office:value-type="string" calcext:value-type="string">
            <text:p><text:a xlink:href="https://www.nise.cat/ca-es/BD-Poesia-en-can%C3%A7oners/Cerca?id=5207" xlink:type="simple">NISE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Il·lustríssim sagristà</text:p>
          </table:table-cell>
          <table:table-cell table:style-name="ce2" table:number-columns-repeated="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08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Il·lustríssim sagristà</text:p>
          </table:table-cell>
          <table:table-cell table:style-name="ce2" office:value-type="string" calcext:value-type="string">
            <text:p>Al sagristá del Monastir dels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09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string" calcext:value-type="string">
            <text:p>23-25</text:p>
          </table:table-cell>
          <table:table-cell table:style-name="ce2" office:value-type="string" calcext:value-type="string">
            <text:p>Il·lustríssim sagristà</text:p>
          </table:table-cell>
          <table:table-cell table:style-name="ce2" office:value-type="string" calcext:value-type="string">
            <text:p>Resposta del autor (qui era…) aun Romans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0" xlink:type="simple">NISE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(Ques posible…)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19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164v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A Vna Estafa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18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155v-156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A vna estafa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20" xlink:type="simple">NISE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Una cara, un cel, dos sols</text:p>
          </table:table-cell>
          <table:table-cell table:style-name="ce2" table:number-columns-repeated="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32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???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390-391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table:number-columns-repeated="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34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172v-173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office:value-type="string" calcext:value-type="string">
            <text:p>A Vna Hermosura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31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51-51v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table:number-columns-repeated="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35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office:value-type="string" calcext:value-type="string">
            <text:p>A Una hermosura</text:p>
          </table:table-cell>
          <table:table-cell table:style-name="ce2"/>
          <table:table-cell table:style-name="ce3" office:value-type="string" calcext:value-type="string">
            <text:p>Dècima</text:p>
          </table:table-cell>
          <table:table-cell table:style-name="ce5" office:value-type="string" calcext:value-type="string">
            <text:p><text:a xlink:href="https://www.nise.cat/ca-es/BD-Poesia-en-can%C3%A7oners/Cerca?id=5233" xlink:type="simple">NISE</text:a>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uriositat catalana</text:p>
          </table:table-cell>
          <table:table-cell table:style-name="ce2"/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(Quant appar que ja lo sol)(?)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3" xlink:type="simple">NISE</text:a>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string" calcext:value-type="string">
            <text:p>???</text:p>
          </table:table-cell>
          <table:table-cell table:style-name="ce2" office:value-type="string" calcext:value-type="string">
            <text:p>213-222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Romans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4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13-15v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Avn maravellos somni Satirich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2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193-200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Pintura de lo que es aquest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1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88v-191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A vn Maravellós somni, y al…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5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66v-67v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Comptant un somni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6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270-273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Romans</text:p>
          </table:table-cell>
          <table:table-cell table:style-name="ce2"/>
          <table:table-cell table:style-name="ce3" office:value-type="string" calcext:value-type="string">
            <text:p>Romanç</text:p>
          </table:table-cell>
          <table:table-cell table:style-name="ce5" office:value-type="string" calcext:value-type="string">
            <text:p><text:a xlink:href="https://www.nise.cat/ca-es/BD-Poesia-en-can%C3%A7oners/Cerca?id=5217" xlink:type="simple">NISE</text:a></text:p>
          </table:table-cell>
          <table:table-cell table:number-columns-repeated="1016"/>
        </table:table-row>
        <table:table-row table:style-name="ro1" table:number-rows-repeated="956">
          <table:table-cell table:style-name="ce2" table:number-columns-repeated="6"/>
          <table:table-cell table:number-columns-repeated="1018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4" meta:object-count="0"/>
    <meta:generator>LibreOfficeDev/6.0.5.2$Linux_X86_64 LibreOffice_project/</meta:generator>
  </office:meta>
</office:document-meta>
</file>